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scarrasco27541</text:p>
        </text:list-item>
        <text:list-item>
          <text:p text:style-name="P2">Team name:ALPHA</text:p>
        </text:list-item>
        <text:list-item>
          <text:p text:style-name="P2">Today's date: 07-06-2016</text:p>
        </text:list-item>
      </text:list>
      <text:h text:style-name="Heading_20_3" text:outline-level="3">What tools have you we worked with so far in this class?</text:h>
      <text:p text:style-name="First_20_paragraph">I have worked with GitHub, CSS, Jekyll, HTML, Pandoc and Markdown.</text:p>
      <text:h text:style-name="Heading_20_3" text:outline-level="3">Which have you found most potentially useful?</text:h>
      <text:p text:style-name="First_20_paragraph">I feel that I am starting to feel more comfortable with Markdown and feel that I will use it beyond this class.</text:p>
      <text:h text:style-name="Heading_20_4" text:outline-level="4">Why?</text:h>
      <text:p text:style-name="First_20_paragraph">I feel I can get around easier on this.</text:p>
      <text:h text:style-name="Heading_20_3" text:outline-level="3">What tools have been the most difficult to learn?</text:h>
      <text:p text:style-name="First_20_paragraph">HTML is the hardest for me.</text:p>
      <text:h text:style-name="Heading_20_4" text:outline-level="4">Why have they been particularly difficult to learn and use?</text:h>
      <text:p text:style-name="First_20_paragraph">I have found all the commands a little overwheming.</text:p>
      <text:h text:style-name="Heading_20_3" text:outline-level="3">What tools would you like to learn more about?</text:h>
      <text:p text:style-name="First_20_paragraph">I will like to learn more about codeanywhere.</text:p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